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Heading_20_1" style:list-style-name=""/>
    <style:style style:name="P4" style:family="paragraph" style:parent-style-name="Heading_20_1">
      <style:paragraph-properties fo:break-before="page"/>
    </style:style>
    <style:style style:name="P5" style:family="paragraph" style:parent-style-name="Text_20_body" style:list-style-name="L1"/>
    <style:style style:name="P6" style:family="paragraph" style:parent-style-name="Text_20_body" style:list-style-name=""/>
    <style:style style:name="P7" style:family="paragraph" style:parent-style-name="Text_20_body">
      <style:paragraph-properties fo:margin-top="0cm" fo:margin-bottom="0cm" loext:contextual-spacing="false"/>
    </style:style>
    <style:style style:name="P8" style:family="paragraph" style:parent-style-name="Text_20_body" style:list-style-name="L1">
      <style:paragraph-properties fo:margin-top="0cm" fo:margin-bottom="0cm" loext:contextual-spacing="false"/>
    </style:style>
    <style:style style:name="P9" style:family="paragraph" style:parent-style-name="Text_20_body">
      <style:paragraph-properties fo:margin-top="0cm" fo:margin-bottom="0cm" loext:contextual-spacing="false" fo:text-align="justify" style:justify-single-word="false"/>
      <style:text-properties officeooo:paragraph-rsid="000d51b7"/>
    </style:style>
    <style:style style:name="P10" style:family="paragraph" style:parent-style-name="Text_20_body" style:list-style-name="">
      <style:paragraph-properties fo:break-before="page"/>
    </style:style>
    <style:style style:name="T1" style:family="text">
      <style:text-properties officeooo:rsid="000d51b7"/>
    </style:style>
    <style:style style:name="T2" style:family="text">
      <style:text-properties officeooo:rsid="000d833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span text:style-name="Strong_20_Emphasis"/></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Table des matières</text:p>
          </text:index-title>
          <text:p text:style-name="P1"><text:a xlink:type="simple" xlink:href="#__RefHeading___Toc105_2780311604" text:style-name="Index_20_Link" text:visited-style-name="Index_20_Link">Introduction (environ 1/2 page)<text:tab/>3</text:a></text:p>
          <text:p text:style-name="P1"><text:a xlink:type="simple" xlink:href="#__RefHeading___Toc107_2780311604" text:style-name="Index_20_Link" text:visited-style-name="Index_20_Link">Analyse globale (1 à 2 pages)<text:tab/>3</text:a></text:p>
          <text:p text:style-name="P1"><text:a xlink:type="simple" xlink:href="#__RefHeading___Toc109_2780311604" text:style-name="Index_20_Link" text:visited-style-name="Index_20_Link">Plan de développement (2 à 3 pages)<text:tab/>3</text:a></text:p>
          <text:p text:style-name="P1"><text:a xlink:type="simple" xlink:href="#__RefHeading___Toc111_2780311604" text:style-name="Index_20_Link" text:visited-style-name="Index_20_Link">Conception générale (1 page)<text:tab/>3</text:a></text:p>
          <text:p text:style-name="P1"><text:a xlink:type="simple" xlink:href="#__RefHeading___Toc113_2780311604" text:style-name="Index_20_Link" text:visited-style-name="Index_20_Link">Conception détaillée (beaucoup de pages)<text:tab/>3</text:a></text:p>
          <text:p text:style-name="P1"><text:a xlink:type="simple" xlink:href="#__RefHeading___Toc115_2780311604" text:style-name="Index_20_Link" text:visited-style-name="Index_20_Link">Résultat (1 page, ou plus s’il y a beaucoup de copies d’écran)<text:tab/>4</text:a></text:p>
          <text:p text:style-name="P1"><text:a xlink:type="simple" xlink:href="#__RefHeading___Toc117_2780311604" text:style-name="Index_20_Link" text:visited-style-name="Index_20_Link">Documentation utilisateur (1 page ou plus s’il y a beaucoup d’instructions pour l’utilisateur)<text:tab/>4</text:a></text:p>
          <text:p text:style-name="P1"><text:a xlink:type="simple" xlink:href="#__RefHeading___Toc119_2780311604" text:style-name="Index_20_Link" text:visited-style-name="Index_20_Link">Documentation développeur (1 à 2 pages)<text:tab/>4</text:a></text:p>
          <text:p text:style-name="P1"><text:a xlink:type="simple" xlink:href="#__RefHeading___Toc121_2780311604" text:style-name="Index_20_Link" text:visited-style-name="Index_20_Link">Conclusion et perspectives (1/2 page)<text:tab/>4</text:a></text:p>
        </text:index-body>
      </text:table-of-content>
      <text:h text:style-name="P6" text:outline-level="1"><text:span text:style-name="Strong_20_Emphasis"/></text:h>
      <text:h text:style-name="P4" text:outline-level="1"><text:bookmark-start text:name="__RefHeading___Toc105_2780311604"/><text:span text:style-name="Strong_20_Emphasis">Introduction</text:span> (environ 1/2 page)<text:bookmark-end text:name="__RefHeading___Toc105_2780311604"/></text:h>
      <text:list xml:id="list863405457" text:style-name="L1">
        <text:list-item>
          <text:list>
            <text:list-item>
              <text:p text:style-name="P8">Quel est l’objectif du projet ? </text:p>
            </text:list-item>
          </text:list>
        </text:list-item>
      </text:list>
      <text:p text:style-name="P7"/>
      <text:p text:style-name="P7"/>
      <text:p text:style-name="P9"><text:span text:style-name="T1"><text:tab/></text:span><text:span text:style-name="T2">L</text:span>’objectif du projet est de réaliser un jeu vidéo librement inspiré des jeux de stratégie en temps réelle (Dune 2000, Age of Empire, Warcraft, Starcraft…). Le joueur contrôle les actions d’unités qui se déplacent sur une carte vue du dessus. Il donne des ordres aux unités afin d’atteindre un objectif, économique ou militaire. Chaque unité sur la carte a sa propre temporalité (vitesse de déplacement, vitesse de construction d’un bâtiment ou de production de nouvelles unités)</text:p>
      <text:h text:style-name="Heading_20_1" text:outline-level="1"><text:bookmark-start text:name="__RefHeading___Toc107_2780311604"/><text:span text:style-name="Strong_20_Emphasis">Analyse globale</text:span> (1 à 2 pages)<text:bookmark-end text:name="__RefHeading___Toc107_2780311604"/></text:h>
      <text:list xml:id="list165207466088347" text:continue-numbering="true" text:style-name="L1">
        <text:list-item>
          <text:list>
            <text:list-item>
              <text:p text:style-name="P8">Quelles sont les principales fonctionnalités à développer ? </text:p>
            </text:list-item>
            <text:list-item>
              <text:p text:style-name="P5">Pour chaque fonctionnalité, quel est le niveau de difficulté ? Est-ce que cette fonctionnalité est prioritaire ? </text:p>
            </text:list-item>
          </text:list>
          <text:p text:style-name="P5">Très souvent, cette partie est découpée en une analyse globale, avec des fonctionnalités très générales qui seront reprises dans la section suivante (plan de développement) puis une analyse plus détaillée pour chaque fonctionnalité, avec des sous-fonctionnalités précises.</text:p>
        </text:list-item>
      </text:list>
      <text:h text:style-name="Heading_20_1" text:outline-level="1"><text:bookmark-start text:name="__RefHeading___Toc109_2780311604"/><text:span text:style-name="Strong_20_Emphasis">Plan de développement</text:span> (2 à 3 pages)<text:bookmark-end text:name="__RefHeading___Toc109_2780311604"/></text:h>
      <text:list xml:id="list165206106746093" text:continue-numbering="true" text:style-name="L1">
        <text:list-item>
          <text:list>
            <text:list-item>
              <text:p text:style-name="P8">Pour chaque fonctionnalité, quel est le temps de travail estimé en terme d’analyse (recherche des solutions possibles, étude de la documentation…), de conception (écriture de l’algorithme), de développement (programmation) et de test ? </text:p>
            </text:list-item>
            <text:list-item>
              <text:p text:style-name="P8">En plus des fonctionnalités, quelles sont les autres tâches liées au projet ? </text:p>
            </text:list-item>
            <text:list-item>
              <text:p text:style-name="P5">Présentation de toutes ces tâches sous la forme d’un <text:a xlink:type="simple" xlink:href="https://fr.wikipedia.org/wiki/Diagramme_de_Gantt" text:style-name="Internet_20_link" text:visited-style-name="Visited_20_Internet_20_Link">diagramme de Gantt</text:a> dont les ressources sont les développeurs (vous) </text:p>
            </text:list-item>
          </text:list>
          <text:p text:style-name="P5">La partie « analyse détaillée » peut venir après le plan de développement, mais dans ce cas il faut lui adjoindre un plan de développement pour chaque sous-partie.</text:p>
        </text:list-item>
      </text:list>
      <text:p text:style-name="Text_20_body"/>
      <text:h text:style-name="Heading_20_1" text:outline-level="1"><text:bookmark-start text:name="__RefHeading___Toc111_2780311604"/><text:span text:style-name="Strong_20_Emphasis">Conception générale</text:span> (1 page)<text:bookmark-end text:name="__RefHeading___Toc111_2780311604"/></text:h>
      <text:list xml:id="list165207396614148" text:continue-numbering="true" text:style-name="L1">
        <text:list-item>
          <text:list>
            <text:list-item>
              <text:p text:style-name="P8">Décrivez votre projet sous forme de « blocs fonctionnels » : des rectangles avec le nom de ce qu’on veut faire et des flèches qui montrent comment l’information va circuler entre les blocs. Il faut que le lecteur comprenne l’architecture général du projet, comment les blocs fonctionnels s’agencent entre eux. </text:p>
            </text:list-item>
            <text:list-item>
              <text:p text:style-name="P8">Mettez un peu de texte explicatif si nécessaire </text:p>
            </text:list-item>
            <text:list-item>
              <text:p text:style-name="P8"><text:span text:style-name="Emphasis">Attention</text:span> : à ce niveau, on n’a pas de diagramme de classe, juste des fonctionnalités ! </text:p>
            </text:list-item>
          </text:list>
        </text:list-item>
      </text:list>
      <text:h text:style-name="Heading_20_1" text:outline-level="1"><text:bookmark-start text:name="__RefHeading___Toc113_2780311604"/><text:span text:style-name="Strong_20_Emphasis">Conception détaillée</text:span> (beaucoup de pages)<text:bookmark-end text:name="__RefHeading___Toc113_2780311604"/></text:h>
      <text:list xml:id="list165207341423798" text:continue-numbering="true" text:style-name="L1">
        <text:list-header>
          <text:p text:style-name="P5">Pour chaque fonctionnalité, décrivez précisément comment vous l’avez réalisée:</text:p>
          <text:list text:continue-numbering="true">
            <text:list-item>
              <text:p text:style-name="P8"><text:soft-page-break/>Quelles sont les principales structures de données utilisées ? Quelles sont les constantes du modèle ? </text:p>
            </text:list-item>
            <text:list-item>
              <text:p text:style-name="P8">Quel est l’algorithme (attention, il ne s’agit pas de donner le code, mais une description abstraite de l’algorithme) ? </text:p>
            </text:list-item>
            <text:list-item>
              <text:p text:style-name="P8">Quelles sont les conditions limites qui doivent être respectées pour que cela fonctionne (et donc qu’il faudra tester) ? </text:p>
            </text:list-item>
            <text:list-item>
              <text:p text:style-name="P5">Comment ce code doit-il être utilisé par les autres fonctionnalités ? </text:p>
            </text:list-item>
          </text:list>
          <text:p text:style-name="P5">C’est le bon endroit pour mettre un diagramme de classes (éventuellement simplifié) en se concentrant uniquement sur les classes utiles pour cette fonctionnalité !</text:p>
          <text:p text:style-name="P5">Vous aurez ainsi une sous-section par fonctionnalité.</text:p>
        </text:list-header>
      </text:list>
      <text:h text:style-name="Heading_20_1" text:outline-level="1"><text:bookmark-start text:name="__RefHeading___Toc115_2780311604"/><text:span text:style-name="Strong_20_Emphasis">Résultat</text:span> (1 page, ou plus s’il y a beaucoup de copies d’écran)<text:bookmark-end text:name="__RefHeading___Toc115_2780311604"/></text:h>
      <text:list xml:id="list165206067159477" text:continue-numbering="true" text:style-name="L1">
        <text:list-item>
          <text:list>
            <text:list-item>
              <text:p text:style-name="P8">Qu’est-ce que cela donne ? </text:p>
            </text:list-item>
            <text:list-item>
              <text:p text:style-name="P8">C’est le bon endroit pour mettre des copies d’écran, des résultats de tests, éventuellement un extrait de log si c’est pertinent… </text:p>
            </text:list-item>
          </text:list>
        </text:list-item>
      </text:list>
      <text:h text:style-name="Heading_20_1" text:outline-level="1"><text:bookmark-start text:name="__RefHeading___Toc117_2780311604"/><text:span text:style-name="Strong_20_Emphasis">Documentation utilisateur</text:span> (1 page ou plus s’il y a beaucoup d’instructions pour l’utilisateur)<text:bookmark-end text:name="__RefHeading___Toc117_2780311604"/></text:h>
      <text:list xml:id="list165207560872277" text:continue-numbering="true" text:style-name="L1">
        <text:list-header>
          <text:p text:style-name="P5">C’est le mode d’emploi de votre code :</text:p>
          <text:list text:continue-numbering="true">
            <text:list-item>
              <text:p text:style-name="P8">Que faut-il faire pour que ça marche ? </text:p>
            </text:list-item>
            <text:list-item>
              <text:p text:style-name="P8">Quels sont les logiciels à installer ? </text:p>
            </text:list-item>
            <text:list-item>
              <text:p text:style-name="P8">Sur quel bouton faut-il appuyer pour qu’il se passe quelque chose ? </text:p>
            </text:list-item>
            <text:list-item>
              <text:p text:style-name="P8"><text:span text:style-name="Emphasis">etc.</text:span> </text:p>
            </text:list-item>
          </text:list>
        </text:list-header>
      </text:list>
      <text:h text:style-name="Heading_20_1" text:outline-level="1"><text:bookmark-start text:name="__RefHeading___Toc119_2780311604"/><text:span text:style-name="Strong_20_Emphasis">Documentation développeur</text:span> (1 à 2 pages)<text:bookmark-end text:name="__RefHeading___Toc119_2780311604"/></text:h>
      <text:list xml:id="list165205776092343" text:continue-numbering="true" text:style-name="L1">
        <text:list-header>
          <text:p text:style-name="P5">Imaginez que quelqu’un reprenne votre code pour faire une version améliorée du projet…</text:p>
          <text:list text:continue-numbering="true">
            <text:list-item>
              <text:p text:style-name="P8">Quelles sont les classes qu’il ou elle doit regarder en premier ? Où est la classe qui contient la méthode <text:span text:style-name="Source_20_Text">main</text:span> ? </text:p>
            </text:list-item>
            <text:list-item>
              <text:p text:style-name="P8">Quelles sont les principales constantes qu’il ou elle peut modifier pour changer le fonctionnement du code ? </text:p>
            </text:list-item>
            <text:list-item>
              <text:p text:style-name="P8">Quelles sont les fonctionnalités que vous n’avez pas encore pu implémenter et qui mériteraient d’être développées en premier ? Comment auriez-vous fait ? </text:p>
            </text:list-item>
          </text:list>
        </text:list-header>
      </text:list>
      <text:h text:style-name="Heading_20_1" text:outline-level="1"><text:bookmark-start text:name="__RefHeading___Toc121_2780311604"/><text:span text:style-name="Strong_20_Emphasis">Conclusion et perspectives</text:span> (1/2 page)<text:bookmark-end text:name="__RefHeading___Toc121_2780311604"/></text:h>
      <text:list xml:id="list165207463240405" text:continue-numbering="true" text:style-name="L1">
        <text:list-item>
          <text:list>
            <text:list-item>
              <text:p text:style-name="P8">Qu’avez-vous réalisé ? </text:p>
            </text:list-item>
            <text:list-item>
              <text:p text:style-name="P8">Quelles étaient les difficultés et, surtout, comment les avez-vous résolues ? </text:p>
            </text:list-item>
            <text:list-item>
              <text:p text:style-name="P8">Qu’avez-vous appris ? </text:p>
            </text:list-item>
            <text:list-item>
              <text:p text:style-name="P5">Que voyez-vous comme évolution future de ce travail ? </text:p>
            </text:list-item>
          </text:list>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31T14:17:08.096088900</meta:creation-date>
    <dc:date>2022-01-31T16:52:05.540844111</dc:date>
    <meta:editing-duration>PT1H4M6S</meta:editing-duration>
    <meta:editing-cycles>2</meta:editing-cycles>
    <meta:generator>LibreOffice/6.4.7.2$Linux_X86_64 LibreOffice_project/40$Build-2</meta:generator>
    <meta:document-statistic meta:table-count="0" meta:image-count="0" meta:object-count="0" meta:page-count="4" meta:paragraph-count="53" meta:word-count="741" meta:character-count="4546" meta:non-whitespace-character-count="3857"/>
  </office:meta>
</office:document-meta>
</file>